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eigenständigkeitserklärung"/>Eigenständigkeitserklärung<text:bookmark-end text:name="eigenständigkeitserklärung"/></text:h>
      <text:p text:style-name="First_20_paragraph">Hiermit versichere ich ausdrücklich, dass ich</text:p>
      <text:list text:style-name="L1">
        <text:list-item>
          <text:p text:style-name="P1">die vorliegende Arbeit in geistiger Eigenleistung verfasst und angefertigt habe;</text:p>
        </text:list-item>
        <text:list-item>
          <text:p text:style-name="P1">außer den im Quellen-, Literatur- und Hilfsmittelverzeichnis sowie in den Anmerkungen genannten Hilfsmitteln keine weiteren benutzt habe;</text:p>
        </text:list-item>
        <text:list-item>
          <text:p text:style-name="P1">alle Abschnitte, die mithilfe von Software auf Basis sog. künstlicher Intelligenz (vor allem aus dem Bereich der Large Language Models, z. B., aber nicht nur ChatGPT) verfasst wurden, vollumfänglich kenntlich gemacht habe;</text:p>
        </text:list-item>
        <text:list-item>
          <text:p text:style-name="P1">Software auf Basis sog. künstlicher Intelligenz, die ich für Ideensammlungen und Strukturierungsentwürfe oder zur Verbesserung der Rechtschreibung, Grammatik oder Zeichensetzung genutzt habe, mit Angaben zum verwendeten Tool, zum Datum und Umfang der Nutzung, sowie mit Angabe der Prompts und eventuell einer kurzen Begründung im Hilfsmittelverzeichnis aufgeführt habe;</text:p>
        </text:list-item>
        <text:list-item>
          <text:p text:style-name="P1">alle Stellen der Arbeit, die anderen Werken dem Wortlaut oder dem Sinn nach entnommen sind, unter Angabe der Quelle als Entlehnung kenntlich gemacht habe; das umfasst alle Quellen, insbesondere auch alle Informationen aus dem Internet.</text:p>
        </text:list-item>
      </text:list>
      <text:p text:style-name="First_20_paragraph">Außerdem erkläre ich ausdrücklich, dass</text:p>
      <text:list text:style-name="L2">
        <text:list-item>
          <text:p text:style-name="P2">ich weder diese Arbeit (in dieser oder einer inhaltlich äquivalenten Form) noch Teile daraus bereits an anderer Stelle eingereicht habe;</text:p>
        </text:list-item>
        <text:list-item>
          <text:p text:style-name="P2">ich weder diese Arbeit (in dieser oder einer inhaltlich äquivalenten Form) noch Teile daraus an anderer Stelle einreichen werde;</text:p>
        </text:list-item>
        <text:list-item>
          <text:p text:style-name="P2">mir bekannt ist, dass eingereichte Arbeiten grundsätzlich einer technischen Plagiatsprüfung mit der von der Ruhr-Universität angebotenen Software unterzogen werden können;</text:p>
        </text:list-item>
        <text:list-item>
          <text:p text:style-name="P2">ich Verantwortung für meinen Text übernehme und diesen auf Nachfrage erläutern sowie den Entstehungsprozess erklären kann;</text:p>
        </text:list-item>
        <text:list-item>
          <text:p text:style-name="P2">mir bekannt ist, dass Plagiate bzw. plagiierte Textabschnitte in meiner Arbeit dazu führen, dass meine Arbeit als „nicht bestanden (Täuschungsabsicht)“ bewertet und dem zuständigen Prüfungsausschuss gemeldet wird und daraus je nach Schwere des Verstoßes weitere Sanktionen (z. B. Geldbuße, Exmatrikulation) folgen können;</text:p>
        </text:list-item>
        <text:list-item>
          <text:p text:style-name="P2">mir bekannt ist, dass die undeklarierte oder unzulässige Nutzung generativer KI in Prüfungsleistungen als wissenschaftliche Fehlleistung analog zum Plagiat betrachtet und behandelt wird.</text:p>
        </text:list-item>
      </text:list>
      <text:p text:style-name="Standard"/>
      <text:p text:style-name="Standard"/>
      <text:p text:style-name="Standard"/>
      <text:p text:style-name="Standard">__________________ <text:s text:c="2"/>_____________________________</text:p>
      <text:p text:style-name="Standard"><text:s text:c="4"/>Ort, Datum <text:s text:c="33"/>Unterschri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de"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de"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title/>
    <dc:description/>
    <dc:subject/>
    <meta:keyword/>
    <dc:language>de-DE</dc:language>
    <meta:initial-creator/>
    <dc:creator>Frederik Elwert</dc:creator>
    <meta:creation-date>2024-11-18T14:51:07Z</meta:creation-date>
    <dc:date>2024-11-18T15:56:09.075071274</dc:date>
    <meta:editing-duration>PT45S</meta:editing-duration>
    <meta:editing-cycles>1</meta:editing-cycles>
    <meta:document-statistic meta:table-count="0" meta:image-count="0" meta:object-count="0" meta:page-count="1" meta:paragraph-count="17" meta:word-count="310" meta:character-count="2351" meta:non-whitespace-character-count="2029"/>
    <meta:user-defined meta:name="monofont">RubFlama</meta:user-defined>
  </office:meta>
</office:document-meta>
</file>